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77a3" officeooo:paragraph-rsid="000077a3"/>
    </style:style>
    <style:style style:name="P2" style:family="paragraph" style:parent-style-name="Standard" style:list-style-name="L1">
      <style:text-properties officeooo:rsid="0001974a" officeooo:paragraph-rsid="0001974a"/>
    </style:style>
    <style:style style:name="P3" style:family="paragraph" style:parent-style-name="Standard" style:list-style-name="L1">
      <style:text-properties officeooo:rsid="00039186" officeooo:paragraph-rsid="00039186"/>
    </style:style>
    <style:style style:name="T1" style:family="text">
      <style:text-properties officeooo:rsid="00019d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15653599575802903" text:style-name="L1">
        <text:list-item>
          <text:p text:style-name="P1">At Home</text:p>
        </text:list-item>
        <text:list-item>
          <text:p text:style-name="P1">Exploring</text:p>
          <text:list>
            <text:list-item>
              <text:p text:style-name="P2">Pick <text:span text:style-name="T1">Random </text:span>Direction</text:p>
            </text:list-item>
            <text:list-item>
              <text:p text:style-name="P2">Test Direction</text:p>
            </text:list-item>
            <text:list-item>
              <text:p text:style-name="P2">Rotate</text:p>
            </text:list-item>
            <text:list-item>
              <text:p text:style-name="P2">Travel</text:p>
            </text:list-item>
          </text:list>
        </text:list-item>
        <text:list-item>
          <text:p text:style-name="P1">Returning</text:p>
          <text:list>
            <text:list-item>
              <text:p text:style-name="P3">Test for clear shot</text:p>
              <text:list>
                <text:list-item>
                  <text:p text:style-name="P3">Rotate to home</text:p>
                </text:list-item>
                <text:list-item>
                  <text:p text:style-name="P3">Test Direction </text:p>
                </text:list-item>
              </text:list>
            </text:list-item>
            <text:list-item>
              <text:p text:style-name="P3">Clear Shot</text:p>
              <text:list>
                <text:list-item>
                  <text:p text:style-name="P3">Travel</text:p>
                </text:list-item>
              </text:list>
            </text:list-item>
            <text:list-item>
              <text:p text:style-name="P3">Obstructed</text:p>
              <text:list>
                <text:list-item>
                  <text:p text:style-name="P3">1 Exploring set</text:p>
                </text:list-item>
              </text:list>
            </text:list-item>
          </text:list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12:56:20.609940519</meta:creation-date>
    <dc:date>2016-01-02T21:31:24.953995344</dc:date>
    <meta:editing-duration>PT7H34M23S</meta:editing-duration>
    <meta:editing-cycles>1</meta:editing-cycles>
    <meta:document-statistic meta:table-count="0" meta:image-count="0" meta:object-count="0" meta:page-count="1" meta:paragraph-count="15" meta:word-count="42" meta:character-count="176" meta:non-whitespace-character-count="162"/>
    <meta:generator>LibreOffice/4.2.8.2$Linux_X86_64 LibreOffice_project/420m0$Build-2</meta:generator>
  </office:meta>
</office:document-meta>
</file>